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5800000258AB5A4302.png" manifest:media-type="image/png"/>
  <manifest:file-entry manifest:full-path="Pictures/10000000000007D00000053579B14C45.png" manifest:media-type="image/png"/>
  <manifest:file-entry manifest:full-path="Pictures/10000000000007D000000535CF8747AC.png" manifest:media-type="image/png"/>
  <manifest:file-entry manifest:full-path="Pictures/10000000000007D0000005359CDB7473.png" manifest:media-type="image/png"/>
  <manifest:file-entry manifest:full-path="Pictures/10000000000007D0000005355712C95B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t" svg:font-family="Ubut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38cm, 0cm, 7.082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616cm, 0cm, 8.716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635cm, 0cm, 8.716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21cm, 0cm, 5.888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5.224cm" style:use-optimal-column-width="false"/>
    </style:style>
    <style:style style:name="co2" style:family="table-column">
      <style:table-column-properties style:column-width="5.226cm" style:use-optimal-column-width="false"/>
    </style:style>
    <style:style style:name="ro1" style:family="table-row">
      <style:table-row-properties style:row-height="1.145cm" style:use-optimal-row-height="false"/>
    </style:style>
    <style:style style:name="ro2" style:family="table-row">
      <style:table-row-properties style:row-height="1.738cm" style:use-optimal-row-height="false"/>
    </style:style>
    <style:style style:name="ro3" style:family="table-row">
      <style:table-row-properties style:row-height="2.149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Ubuntu" fo:font-weight="bold" style:font-weight-asian="bold" style:font-weight-complex="bold"/>
    </style:style>
    <style:style style:name="ce2" style:family="table-cell">
      <style:text-properties style:font-name="Ubut" fo:font-size="9pt" style:font-size-asian="9pt" style:font-size-complex="9pt"/>
    </style:style>
    <style:style style:name="ce3" style:family="table-cell">
      <style:text-properties fo:font-weight="bold" style:font-weight-asian="bold" style:font-weight-complex="bold"/>
    </style:style>
    <style:style style:name="P1" style:family="paragraph">
      <style:paragraph-properties fo:text-align="center"/>
      <style:text-properties style:font-name="Ubuntu" fo:font-weight="bold" style:font-weight-asian="bold" style:font-weight-complex="bold"/>
    </style:style>
    <style:style style:name="P2" style:family="paragraph">
      <style:text-properties style:font-name="Ubut" fo:font-size="9pt" style:font-size-asian="9pt" style:font-size-complex="9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style:font-name="Ubut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6.121cm" svg:height="5.031cm" svg:x="0.561cm" svg:y="2.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U/UTP</text:p>
              </table:table-cell>
              <table:table-cell>
                <text:p text:style-name="P1">U/FTP</text:p>
              </table:table-cell>
              <table:table-cell>
                <text:p text:style-name="P1">F/UTP</text:p>
              </table:table-cell>
              <table:table-cell>
                <text:p text:style-name="P1">F/FTP</text:p>
              </table:table-cell>
              <table:table-cell>
                <text:p text:style-name="P1">S/FTP</text:p>
              </table:table-cell>
            </table:table-row>
            <table:table-row table:style-name="ro2" table:default-cell-style-name="ce2">
              <table:table-cell>
                <text:p text:style-name="P2">Keine Schirmung</text:p>
              </table:table-cell>
              <table:table-cell>
                <text:p text:style-name="P2">Aderschirmung (Folie)</text:p>
              </table:table-cell>
              <table:table-cell>
                <text:p text:style-name="P2"/>
                <text:p text:style-name="P2"/>
                <text:p text:style-name="P2">Gesamtschirmung (Folie)</text:p>
              </table:table-cell>
              <table:table-cell>
                <text:p text:style-name="P2">Aderschirmung (Folie)</text:p>
                <text:p text:style-name="P2"/>
                <text:p text:style-name="P2">Gesamtschirmung (Folie)</text:p>
              </table:table-cell>
              <table:table-cell>
                <text:p><text:span text:style-name="T1">Aderschirmung (Folie)</text:span></text:p>
                <text:p><text:span text:style-name="T1"/></text:p>
                <text:p><text:span text:style-name="T1">Gesamtschirmung (Netz)</text:span></text:p>
              </table:table-cell>
            </table:table-row>
            <table:table-row table:style-name="ro3" table:default-cell-style-name="bg-none">
              <table:table-cell/>
              <table:table-cell/>
              <table:table-cell/>
              <table:table-cell/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5cm" svg:height="1.68cm" svg:x="0.6cm" svg:y="5.5cm">
          <draw:image xlink:href="Pictures/10000000000007D0000005355712C95B.png" xlink:type="simple" xlink:show="embed" xlink:actuate="onLoad" draw:mime-type="image/png">
            <text:p/>
          </draw:image>
        </draw:frame>
        <draw:frame draw:style-name="gr3" draw:text-style-name="P3" draw:layer="layout" svg:width="5cm" svg:height="1.499cm" svg:x="6cm" svg:y="5.501cm">
          <draw:image xlink:href="Pictures/10000000000007D0000005359CDB7473.png" xlink:type="simple" xlink:show="embed" xlink:actuate="onLoad" draw:mime-type="image/png">
            <text:p/>
          </draw:image>
        </draw:frame>
        <draw:frame draw:style-name="gr3" draw:text-style-name="P3" draw:layer="layout" svg:width="5cm" svg:height="1.499cm" svg:x="11.1cm" svg:y="5.501cm">
          <draw:image xlink:href="Pictures/10000000000007D000000535CF8747AC.png" xlink:type="simple" xlink:show="embed" xlink:actuate="onLoad" draw:mime-type="image/png">
            <text:p/>
          </draw:image>
        </draw:frame>
        <draw:frame draw:style-name="gr4" draw:text-style-name="P3" draw:layer="layout" svg:width="5cm" svg:height="1.403cm" svg:x="21.5cm" svg:y="5.597cm">
          <draw:image xlink:href="Pictures/10000000000007D00000053579B14C45.png" xlink:type="simple" xlink:show="embed" xlink:actuate="onLoad" draw:mime-type="image/png">
            <text:p/>
          </draw:image>
        </draw:frame>
        <draw:frame draw:style-name="gr5" draw:text-style-name="P3" draw:layer="layout" svg:width="1.499cm" svg:height="5cm" draw:transform="rotate (-1.5707963267949) translate (21.4cm 5.5cm)">
          <draw:image xlink:href="Pictures/100000000000025800000258AB5A430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t" svg:font-family="Ubut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17:50:57.481486536</meta:creation-date>
    <dc:date>2024-02-08T18:09:14.618560669</dc:date>
    <meta:editing-duration>PT1M33S</meta:editing-duration>
    <meta:editing-cycles>1</meta:editing-cycles>
    <meta:document-statistic meta:object-count="29"/>
    <meta:generator>LibreOffice/7.6.4.1$Linux_X86_64 LibreOffice_project/60$Build-1</meta:generator>
  </office:meta>
</office:document-meta>
</file>